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4854in"/>
    </style:style>
    <style:style style:name="co3" style:family="table-column">
      <style:table-column-properties fo:break-before="auto" style:column-width="3.7953in"/>
    </style:style>
    <style:style style:name="co4" style:family="table-column">
      <style:table-column-properties fo:break-before="auto" style:column-width="1.4362in"/>
    </style:style>
    <style:style style:name="co5" style:family="table-column">
      <style:table-column-properties fo:break-before="auto" style:column-width="1.2646in"/>
    </style:style>
    <style:style style:name="co6" style:family="table-column">
      <style:table-column-properties fo:break-before="auto" style:column-width="1.1791in"/>
    </style:style>
    <style:style style:name="co7" style:family="table-column">
      <style:table-column-properties fo:break-before="auto" style:column-width="1.8335in"/>
    </style:style>
    <style:style style:name="co8" style:family="table-column">
      <style:table-column-properties fo:break-before="auto" style:column-width="3.3161in"/>
    </style:style>
    <style:style style:name="co9" style:family="table-column">
      <style:table-column-properties fo:break-before="auto" style:column-width="3.272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cb20c"/>
    </style:style>
    <style:style style:name="ce2" style:family="table-cell" style:parent-style-name="Default">
      <style:table-cell-properties fo:background-color="#ff4000"/>
    </style:style>
    <style:style style:name="ce3" style:family="table-cell" style:parent-style-name="Default">
      <style:table-cell-properties fo:background-color="#81d41a"/>
    </style:style>
    <style:style style:name="ce4" style:family="table-cell" style:parent-style-name="Default">
      <style:table-cell-properties fo:background-color="#ffff00"/>
    </style:style>
    <style:style style:name="ce5" style:family="table-cell" style:parent-style-name="Default">
      <style:table-cell-properties fo:background-color="#ffbf00"/>
    </style:style>
    <style:style style:name="ce6" style:family="table-cell" style:parent-style-name="Default">
      <style:table-cell-properties fo:background-color="#800080"/>
    </style:style>
    <style:style style:name="ce7" style:family="table-cell" style:parent-style-name="Default">
      <style:table-cell-properties fo:background-color="#b47804"/>
    </style:style>
    <style:style style:name="ce8" style:family="table-cell" style:parent-style-name="Default">
      <style:table-cell-properties fo:background-color="#bf819e"/>
    </style:style>
    <style:style style:name="ce9" style:family="table-cell" style:parent-style-name="Default">
      <style:table-cell-properties fo:background-color="#ff0000"/>
    </style:style>
    <style:style style:name="ce10" style:family="table-cell" style:parent-style-name="Default">
      <style:table-cell-properties fo:background-color="#158466"/>
    </style:style>
    <style:style style:name="ce11" style:family="table-cell" style:parent-style-name="Default">
      <style:table-cell-properties fo:background-color="#5983b0"/>
    </style:style>
    <style:style style:name="ce12" style:family="table-cell" style:parent-style-name="Default">
      <style:table-cell-properties fo:background-color="#2a6099"/>
    </style:style>
    <style:style style:name="ce13" style:family="table-cell" style:parent-style-name="Default">
      <style:table-cell-properties fo:background-color="#729fcf"/>
    </style:style>
    <style:style style:name="ce14" style:family="table-cell" style:parent-style-name="Default">
      <style:table-cell-properties fo:background-color="#3465a4"/>
    </style:style>
  </office:automatic-styles>
  <office:body>
    <office:spreadsheet>
      <table:calculation-settings table:automatic-find-labels="false" table:use-regular-expressions="false" table:use-wildcards="true"/>
      <table:table table:name="doc_info_SA_25.csv_labe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opic</text:p>
          </table:table-cell>
          <table:table-cell office:value-type="string" calcext:value-type="string">
            <text:p>Count</text:p>
          </table:table-cell>
          <table:table-cell office:value-type="string" calcext:value-type="string">
            <text:p>Name</text:p>
          </table:table-cell>
          <table:table-cell office:value-type="string" calcext:value-type="string">
            <text:p>Representation</text:p>
          </table:table-cell>
          <table:table-cell office:value-type="string" calcext:value-type="string">
            <text:p>KeyBERT</text:p>
          </table:table-cell>
          <table:table-cell office:value-type="string" calcext:value-type="string">
            <text:p>MMR</text:p>
          </table:table-cell>
          <table:table-cell office:value-type="string" calcext:value-type="string">
            <text:p>Representative_Docs</text:p>
          </table:table-cell>
          <table:table-cell office:value-type="string" calcext:value-type="string">
            <text:p>about-label_prompt1</text:p>
          </table:table-cell>
          <table:table-cell office:value-type="string" calcext:value-type="string">
            <text:p>about-label_prompt2</text:p>
          </table:table-cell>
        </table:table-row>
        <table:table-row table:style-name="ro2">
          <table:table-cell office:value-type="float" office:value="-1" calcext:value-type="float">
            <text:p>-1</text:p>
          </table:table-cell>
          <table:table-cell office:value-type="float" office:value="7865" calcext:value-type="float">
            <text:p>7865</text:p>
          </table:table-cell>
          <table:table-cell office:value-type="string" calcext:value-type="string">
            <text:p>-1_ms_si_da_pas</text:p>
          </table:table-cell>
          <table:table-cell office:value-type="string" calcext:value-type="string">
            <text:p>['ms', 'si', 'da', 'pas', 'est', 'hoy', 'ser', 'aos', 'va', 'gobierno', 'presidente', 'solo', 'ahora', 'em', 'gracias', 'estn', 'hace', 'qu', 'pueblo', 'gente', 'mas', 'siempre', 'mejor', 'tambin', 'mundo', 'vamos', 'aqu', 'ciudad', 'hacer', 'ver']</text:p>
          </table:table-cell>
          <table:table-cell office:value-type="string" calcext:value-type="string">
            <text:p>['vamos', 'quieren', 'gobierno', 'nacional', 'ver', 'va', 'hace', 'debe', 'tener', 'toda']</text:p>
          </table:table-cell>
          <table:table-cell office:value-type="string" calcext:value-type="string">
            <text:p>['est', 'va', 'gobierno', 'presidente', 'ahora', 'qu', 'pueblo', 'gente', 'mundo', 'ver']</text:p>
          </table:table-cell>
          <table:table-cell office:value-type="string" calcext:value-type="string">
            <text:p>['junin este sbado de agosto ser feriado en todo el tras la promulgacin de parte del poder ejecutivo de la ley aprobada por el congreso de la repblica la norma establece que que a partir de este ao el da de agosto ser feriado nacional en todo el pas ', 'y que podemos hacer nosotros hasta la potencia ms grande del mundo no est recibiendo gente sin papeles esta primero antes que todo somos solidarios si pero la caridad parte por casita ', 'tenemos una larga historia republicana de corrupcin y traicin todo el mundo lo sabe al contrario el hecho de que ahora se est luchando contra la corrupcin es bien visto en el mundo es una nueva imagen de esperanza hacia un nuevo nos toca apoyar el camino de la justicia']</text:p>
          </table:table-cell>
          <table:table-cell office:value-type="string" calcext:value-type="string">
            <text:p><text:s/>"Government, President's Impact &amp; Citizen</text:p>
          </table:table-cell>
          <table:table-cell office:value-type="string" calcext:value-type="string">
            <text:p> "Political Update"</text:p>
            <text:p>Thanks for</text:p>
          </table:table-cell>
        </table:table-row>
        <table:table-row table:style-name="ro2">
          <table:table-cell office:value-type="float" office:value="0" calcext:value-type="float">
            <text:p>0</text:p>
          </table:table-cell>
          <table:table-cell office:value-type="float" office:value="1580" calcext:value-type="float">
            <text:p>1580</text:p>
          </table:table-cell>
          <table:table-cell table:style-name="ce1" office:value-type="string" calcext:value-type="string">
            <text:p>0_feliz_gracias_dios_saludos</text:p>
          </table:table-cell>
          <table:table-cell office:value-type="string" calcext:value-type="string">
            <text:p>['feliz', 'gracias', 'dios', 'saludos', 'da', 'amor', 'amo', 'semana', 'familia', 'em', 'ser', 'vida', 'abrazo', 'mejor', 'siempre', 'cumpleaos', 'si', 'vamos', 'ms', 'hermosa', 'hola', 'amigos', 'aos', 'gran', 'eu', 'hoy', 'navidad', 'domingo', 'cada', 'das']</text:p>
          </table:table-cell>
          <table:table-cell office:value-type="string" calcext:value-type="string">
            <text:p>['gracias', 'saludos', 'buenas', 'saludo', 'cumple', 'felicidades', 'bendiga', 'hoy', 'buen', 'hola']</text:p>
          </table:table-cell>
          <table:table-cell office:value-type="string" calcext:value-type="string">
            <text:p>['feliz', 'gracias', 'saludos', 'amo', 'cumpleaos', 'hola', 'amigos', 'hoy', 'navidad', 'domingo']</text:p>
          </table:table-cell>
          <table:table-cell office:value-type="string" calcext:value-type="string">
            <text:p>['feliz cumpleaos desde', 'feliz fin de semana en de la ', 'gracias feliz a todos en ']</text:p>
          </table:table-cell>
          <table:table-cell office:value-type="string" calcext:value-type="string">
            <text:p><text:s/>Family, Love &amp; GratitudeDescription</text:p>
          </table:table-cell>
          <table:table-cell office:value-type="string" calcext:value-type="string">
            <text:p> Personal Well-being</text:p>
            <text:p/>
          </table:table-cell>
        </table:table-row>
        <table:table-row table:style-name="ro2">
          <table:table-cell office:value-type="float" office:value="1" calcext:value-type="float">
            <text:p>1</text:p>
          </table:table-cell>
          <table:table-cell office:value-type="float" office:value="1437" calcext:value-type="float">
            <text:p>1437</text:p>
          </table:table-cell>
          <table:table-cell table:style-name="ce2" office:value-type="string" calcext:value-type="string">
            <text:p>1_presidente_pas_ms_est</text:p>
          </table:table-cell>
          <table:table-cell office:value-type="string" calcext:value-type="string">
            <text:p>['presidente', 'pas', 'ms', 'est', 'gobierno', 'si', 'elecciones', 'ser', 'justicia', 'pueblo', 'venezolanos', 'mas', 'solo', 'ahora', 'gente', 'voto', 'alcalde', 'evo', 'da', 'bien', 'qu', 'socialismo', 'electoral', 'candidato', 'votar', 'democracia', 'estn', 'periodista', 'poder', 'va']</text:p>
          </table:table-cell>
          <table:table-cell office:value-type="string" calcext:value-type="string">
            <text:p>['presidente', 'presidencia', 'ver', 'mismo', 'hace', 'gobierno', 'tener', 'quiere', 'quieren', 'va']</text:p>
          </table:table-cell>
          <table:table-cell office:value-type="string" calcext:value-type="string">
            <text:p>['presidente', 'gobierno', 'elecciones', 'pueblo', 'venezolanos', 'socialismo', 'candidato', 'votar', 'democracia', 'periodista']</text:p>
          </table:table-cell>
          <table:table-cell office:value-type="string" calcext:value-type="string">
            <text:p>[' tiene nuevo presidente ', 'as est la justicia en el ', 'presidente de libre']</text:p>
          </table:table-cell>
          <table:table-cell office:value-type="string" calcext:value-type="string">
            <text:p><text:s/>Venezuelan Politics &amp; Elections ...</text:p>
          </table:table-cell>
          <table:table-cell office:value-type="string" calcext:value-type="string">
            <text:p> Venezuelan Politics &amp; Elections</text:p>
            <text:p/>
          </table:table-cell>
        </table:table-row>
        <table:table-row table:style-name="ro1">
          <table:table-cell office:value-type="float" office:value="2" calcext:value-type="float">
            <text:p>2</text:p>
          </table:table-cell>
          <table:table-cell office:value-type="float" office:value="1138" calcext:value-type="float">
            <text:p>1138</text:p>
          </table:table-cell>
          <table:table-cell table:style-name="ce3" office:value-type="string" calcext:value-type="string">
            <text:p>2_partido_ftbol_vs_gol</text:p>
          </table:table-cell>
          <table:table-cell office:value-type="string" calcext:value-type="string">
            <text:p>['partido', 'ftbol', 'vs', 'gol', 'final', 'copa', 'estadio', 'equipo', 'ms', 'vamos', 'goles', 'liga', 'juega', 'amrica', 'mundial', 'hoy', 'jugar', 'seleccin', 'music', 'club', 'mejor', 'deporte', 'nacional', 'jugadores', 'da', 'em', 'est', 'gt', 'copaamerica', 'messi']</text:p>
          </table:table-cell>
          <table:table-cell office:value-type="string" calcext:value-type="string">
            <text:p>['ftbol', 'futbol', 'jugadores', 'torneo', 'campeonato', 'fifa', 'eliminatoriassudamericanas', 'liga', 'equipos', 'estadio']</text:p>
          </table:table-cell>
          <table:table-cell office:value-type="string" calcext:value-type="string">
            <text:p>['ftbol', 'vs', 'final', 'estadio', 'liga', 'music', 'club', 'jugadores', 'copaamerica', 'messi']</text:p>
          </table:table-cell>
          <table:table-cell office:value-type="string" calcext:value-type="string">
            <text:p>['viva el ftbol horario de eliminatorias jueves de octubre 10 vs vs martes a las 00 todo por am', 'este rbitro pitana le regal el gol del empate a frente a y luego aadi minutos al partido hasta que su nuevo equipo gan copa amrica el mundo del ftbol qued atnito ', 'vs en copaamerica primer partido 3 copa amrica primer triunfo 0 copa amrica primer triunfo 3 copa amrica mayor goleada 7 copa amrica']</text:p>
          </table:table-cell>
          <table:table-cell office:value-type="string" calcext:value-type="string">
            <text:p><text:s/>"Football Match Highlights &amp; Goals"</text:p>
          </table:table-cell>
          <table:table-cell office:value-type="string" calcext:value-type="string">
            <text:p><text:s/>"Football Match Highlights"</text:p>
          </table:table-cell>
        </table:table-row>
        <table:table-row table:style-name="ro2">
          <table:table-cell office:value-type="float" office:value="3" calcext:value-type="float">
            <text:p>3</text:p>
          </table:table-cell>
          <table:table-cell office:value-type="float" office:value="536" calcext:value-type="float">
            <text:p>536</text:p>
          </table:table-cell>
          <table:table-cell table:style-name="ce4" office:value-type="string" calcext:value-type="string">
            <text:p>3_photography_travel_aeropuerto_sunset</text:p>
          </table:table-cell>
          <table:table-cell office:value-type="string" calcext:value-type="string">
            <text:p>['photography', 'travel', 'aeropuerto', 'sunset', 'sol', 'atardecer', 'photo', 'calor', 'playa', 'lluvia', 'fotografia', 'ciudad', 'parque', 'em', 'mar', 'clima', 'cielo', 'vuelo', 'internacional', 'das', 'invierno', 'photooftheday', 'luna', 'da', 'ms', 'trip', 'foto', 'lugar', 'picoftheday', 'hermoso']</text:p>
          </table:table-cell>
          <table:table-cell office:value-type="string" calcext:value-type="string">
            <text:p>['fotografia', 'naturephotography', 'foto', 'travelphotography', 'paisaje', 'photography', 'photooftheday', 'photo', 'streetphotography', 'atardecer']</text:p>
          </table:table-cell>
          <table:table-cell office:value-type="string" calcext:value-type="string">
            <text:p>['travel', 'aeropuerto', 'sunset', 'atardecer', 'playa', 'fotografia', 'parque', 'vuelo', 'photooftheday', 'hermoso']</text:p>
          </table:table-cell>
          <table:table-cell office:value-type="string" calcext:value-type="string">
            <text:p>['perfiles caninos dogphotography photoshop alpha bealpha photography photo photography fotografia photo foto latinoamerica ', 'del atardecer en del travel viajes ciudad scape fotografia photography', 'hay ms all hay columnas que guardan historias lightroom alpha bealpha photography photo photography fotografia photo foto streetphoto streetphotography latinoamerica ']</text:p>
          </table:table-cell>
          <table:table-cell office:value-type="string" calcext:value-type="string">
            <text:p> Travel Photography Nature)</text:p>
            <text:p>[</text:p>
          </table:table-cell>
          <table:table-cell office:value-type="string" calcext:value-type="string">
            <text:p><text:s/>Travel &amp; Nature Photographyrpor</text:p>
          </table:table-cell>
        </table:table-row>
        <table:table-row table:style-name="ro1">
          <table:table-cell office:value-type="float" office:value="4" calcext:value-type="float">
            <text:p>4</text:p>
          </table:table-cell>
          <table:table-cell office:value-type="float" office:value="437" calcext:value-type="float">
            <text:p>437</text:p>
          </table:table-cell>
          <table:table-cell table:style-name="ce5" office:value-type="string" calcext:value-type="string">
            <text:p>4_caf_restaurante_mejor_pizza</text:p>
          </table:table-cell>
          <table:table-cell office:value-type="string" calcext:value-type="string">
            <text:p>['caf', 'restaurante', 'mejor', 'pizza', 'queso', 'comida', 'coffee', 'rico', 'makeup', 'cacao', 'pastel', 'pa', 'productos', 'pollo', 'em', 'chocolate', 'da', 'pescado', 'sabor', 'ms', 'comer', 'tienda', 'pan', 'almuerzo', 'tomate', 'si', 'desayuno', 'talla', 'carne', 'tambin']</text:p>
          </table:table-cell>
          <table:table-cell office:value-type="string" calcext:value-type="string">
            <text:p>['caf', 'deliciosa', 'delicioso', 'deliciosos', 'coffee', 'cafecito', 'almuerzo', 'torta', 'desayuno', 'comida']</text:p>
          </table:table-cell>
          <table:table-cell office:value-type="string" calcext:value-type="string">
            <text:p>['caf', 'restaurante', 'pizza', 'queso', 'comida', 'pollo', 'chocolate', 'sabor', 'almuerzo', 'desayuno']</text:p>
          </table:table-cell>
          <table:table-cell office:value-type="string" calcext:value-type="string">
            <text:p>['bendecido da caf en mano', 'veo que le gusta el caf tambin a m cafeteros en le decimos tinto al caf al exprso ', 'el caf de me hace feliz']</text:p>
          </table:table-cell>
          <table:table-cell office:value-type="string" calcext:value-type="string">
            <text:p><text:s/>"Food &amp; Drink Preferences"</text:p>
          </table:table-cell>
          <table:table-cell office:value-type="string" calcext:value-type="string">
            <text:p><text:s/>Food &amp; DrinkOr you could have</text:p>
          </table:table-cell>
        </table:table-row>
        <table:table-row table:style-name="ro1">
          <table:table-cell office:value-type="float" office:value="5" calcext:value-type="float">
            <text:p>5</text:p>
          </table:table-cell>
          <table:table-cell office:value-type="float" office:value="405" calcext:value-type="float">
            <text:p>405</text:p>
          </table:table-cell>
          <table:table-cell table:style-name="ce6" office:value-type="string" calcext:value-type="string">
            <text:p>5_coronavirus_salud_pandemia_covid19</text:p>
          </table:table-cell>
          <table:table-cell office:value-type="string" calcext:value-type="string">
            <text:p>['coronavirus', 'salud', 'pandemia', 'covid19', 'vacunas', 'covid', 'ms', 'casos', 'dosis', 'hospital', 'virus', 'vacuna', 'fallecidos', '19', 'quedateencasa', 'hospitales', 'medicamentos', 'vacunacin', 'necesita', 'pacientes', 'atencin', 'pas', 'va', 'ministerio', 'gente', 'qu', 'sistema', 'mdicos', 'personas', 'contagios']</text:p>
          </table:table-cell>
          <table:table-cell office:value-type="string" calcext:value-type="string">
            <text:p>['coronavirus', 'coronavirusbolivia', 'virus', 'contagiados', 'contagios', 'pandemia', 'vacuna', 'vacunacin', 'vacunaron', 'vacunas']</text:p>
          </table:table-cell>
          <table:table-cell office:value-type="string" calcext:value-type="string">
            <text:p>['coronavirus', 'pandemia', 'covid19', 'vacunas', 'virus', 'vacuna', 'fallecidos', 'vacunacin', 'pacientes', 'contagios']</text:p>
          </table:table-cell>
          <table:table-cell office:value-type="string" calcext:value-type="string">
            <text:p>['cuarentena coronavirus en ', 'ya en esta el coronavirus', 'ya hay coronavirus en']</text:p>
          </table:table-cell>
          <table:table-cell office:value-type="string" calcext:value-type="string">
            <text:p><text:s/>COVID-19 Healthcare &amp; Vaccination</text:p>
          </table:table-cell>
          <table:table-cell office:value-type="string" calcext:value-type="string">
            <text:p><text:s/>"Healthcare during Covid-19 pandemic</text:p>
          </table:table-cell>
        </table:table-row>
        <table:table-row table:style-name="ro2">
          <table:table-cell office:value-type="float" office:value="6" calcext:value-type="float">
            <text:p>6</text:p>
          </table:table-cell>
          <table:table-cell office:value-type="float" office:value="332" calcext:value-type="float">
            <text:p>332</text:p>
          </table:table-cell>
          <table:table-cell table:style-name="ce7" office:value-type="string" calcext:value-type="string">
            <text:p>6_agua_servicio_transporte_si</text:p>
          </table:table-cell>
          <table:table-cell office:value-type="string" calcext:value-type="string">
            <text:p>['agua', 'servicio', 'transporte', 'si', 'calle', 'gasolina', 'energa', 'va', 'ms', 'luz', 'ciudad', 'tren', 'metro', 'banco', 'hoy', 'hace', 'gente', 'pagar', 'est', 'elctrica', 'qu', 'obra', 'calles', 'das', 'solo', 'electricidad', 'aos', 'gas', 'precios', 'ruta']</text:p>
          </table:table-cell>
          <table:table-cell office:value-type="string" calcext:value-type="string">
            <text:p>['agua', 'potable', 'elctrica', 'transporte', 'ver', 'gasolina', 'combustible', 'va', 'mantenimiento', 'electricidad']</text:p>
          </table:table-cell>
          <table:table-cell office:value-type="string" calcext:value-type="string">
            <text:p>['agua', 'servicio', 'transporte', 'gasolina', 'ciudad', 'tren', 'metro', 'elctrica', 'electricidad', 'precios']</text:p>
          </table:table-cell>
          <table:table-cell office:value-type="string" calcext:value-type="string">
            <text:p>['qu bueno qu no sea un sueo debemos generar conciencia en el uso del transporte colectivo y sobre todo el metro tren bus para que sea autosuficiente y tener mejor servicio ', 'sin luz y ms de das sin agua ', 'no hay agua en los y desde el inicio de la campaa electoral en el lo que si se es que los cisternas vacan el agua de los tanques de distribucin de agua de en y se llevan el agua para']</text:p>
          </table:table-cell>
          <table:table-cell office:value-type="string" calcext:value-type="string">
            <text:p><text:s/>Urban Services &amp; Infrastructure The only</text:p>
          </table:table-cell>
          <table:table-cell office:value-type="string" calcext:value-type="string">
            <text:p> "Urban Services &amp; Transportation"</text:p>
            <text:p/>
          </table:table-cell>
        </table:table-row>
        <table:table-row table:style-name="ro2">
          <table:table-cell office:value-type="float" office:value="7" calcext:value-type="float">
            <text:p>7</text:p>
          </table:table-cell>
          <table:table-cell office:value-type="float" office:value="331" calcext:value-type="float">
            <text:p>331</text:p>
          </table:table-cell>
          <table:table-cell table:style-name="ce8" office:value-type="string" calcext:value-type="string">
            <text:p>7_publicar_foto_acaba_video</text:p>
          </table:table-cell>
          <table:table-cell office:value-type="string" calcext:value-type="string">
            <text:p>['publicar', 'foto', 'acaba', 'video', 'posted', 'acabou', 'uma', 'photo', 'youtube', 'twitter', 'em', 'fotos', 'netflix', 'centro', 'cuenta', 'tweet', 'instagram', 'redes', 'publi', 'selfie', 'aba', 'ar', 'da', 'mundo', 'tuit', 'perfil', 'pititatwittera', 'dios', 'si', 'tuits']</text:p>
          </table:table-cell>
          <table:table-cell office:value-type="string" calcext:value-type="string">
            <text:p>['twitter', 'hace', 'foto', 'podido', 'photo', 'si', 'fotos', 'vez', 'eu', 'crearon']</text:p>
          </table:table-cell>
          <table:table-cell office:value-type="string" calcext:value-type="string">
            <text:p>['video', 'youtube', 'twitter', 'netflix', 'tweet', 'instagram', 'selfie', 'tuit', 'pititatwittera', 'tuits']</text:p>
          </table:table-cell>
          <table:table-cell office:value-type="string" calcext:value-type="string">
            <text:p>['acaba de publicar una foto en las ', 'acaba de publicar una foto en ', 'acaba de publicar una foto en de los ']</text:p>
          </table:table-cell>
          <table:table-cell office:value-type="string" calcext:value-type="string">
            <text:p> Social Media Sharing</text:p>
            <text:p/>
          </table:table-cell>
          <table:table-cell office:value-type="string" calcext:value-type="string">
            <text:p><text:s/>Social Media Activity Words associated to</text:p>
          </table:table-cell>
        </table:table-row>
        <table:table-row table:style-name="ro1">
          <table:table-cell office:value-type="float" office:value="8" calcext:value-type="float">
            <text:p>8</text:p>
          </table:table-cell>
          <table:table-cell office:value-type="float" office:value="148" calcext:value-type="float">
            <text:p>148</text:p>
          </table:table-cell>
          <table:table-cell office:value-type="string" calcext:value-type="string">
            <text:p>8_tendencia_ahora_tendencias_trndnl</text:p>
          </table:table-cell>
          <table:table-cell office:value-type="string" calcext:value-type="string">
            <text:p>['tendencia', 'ahora', 'tendencias', 'trndnl', 'mayor', 'nmero', 'top20', 'lugar', 'cul', 'rtw', 'hashtags', 'lunes', 'sbado', 'ocup', 'hashtag', 'tl', 'mencin', 'apareci', 'aparece', 'cambios', 'cantidad', 'ciudades', 'jueves', 'ocupando', 'martes', 'horas', 'posicin', 'cadena', 'hilo', 'mircoles']</text:p>
          </table:table-cell>
          <table:table-cell office:value-type="string" calcext:value-type="string">
            <text:p>['tendencia', 'tendencias', 'trending', 'cambios', 'ahora', 'significativos', 'essabadodeseguirchilenosque', 'modernizado', 'aparece', 'estadsticos']</text:p>
          </table:table-cell>
          <table:table-cell office:value-type="string" calcext:value-type="string">
            <text:p>['ahora', 'tendencias', 'top20', 'lugar', 'lunes', 'hashtag', 'tl', 'mencin', 'ciudades', 'jueves']</text:p>
          </table:table-cell>
          <table:table-cell office:value-type="string" calcext:value-type="string">
            <text:p>['atencion es ahora una tendencia en ', ' es ahora una tendencia en ', ' es ahora una tendencia en']</text:p>
          </table:table-cell>
          <table:table-cell office:value-type="string" calcext:value-type="string">
            <text:p><text:s/>"Trending Topics &amp; Hashtag Dynamics</text:p>
          </table:table-cell>
          <table:table-cell office:value-type="string" calcext:value-type="string">
            <text:p><text:s/>Weekly Twitter Trends Summary .</text:p>
          </table:table-cell>
        </table:table-row>
        <table:table-row table:style-name="ro2">
          <table:table-cell office:value-type="float" office:value="9" calcext:value-type="float">
            <text:p>9</text:p>
          </table:table-cell>
          <table:table-cell office:value-type="float" office:value="94" calcext:value-type="float">
            <text:p>94</text:p>
          </table:table-cell>
          <table:table-cell table:style-name="ce9" office:value-type="string" calcext:value-type="string">
            <text:p>9_universidad_escuela_educacin_clases</text:p>
          </table:table-cell>
          <table:table-cell office:value-type="string" calcext:value-type="string">
            <text:p>['universidad', 'escuela', 'educacin', 'clases', 'universidades', 'curso', 'educativas', 'estudiar', 'estudiantes', 'maestra', 'alumnos', 'formacin', 'secundaria', 'derecho', 'aula', 'instituciones', 'educativa', 'escolar', 'profesores', 'inscripciones', 'aprendizaje', 'docentes', 'facultad', 'gratuito', 'superior', 'acceso', 'instituto', 'nios', 'inicia', 'estudio']</text:p>
          </table:table-cell>
          <table:table-cell office:value-type="string" calcext:value-type="string">
            <text:p>['universitario', 'universidade', 'universidad', 'universidades', 'curso', 'escolar', 'acadmicas', 'secundaria', 'instituto', 'facultad']</text:p>
          </table:table-cell>
          <table:table-cell office:value-type="string" calcext:value-type="string">
            <text:p>['escuela', 'clases', 'universidades', 'curso', 'educativas', 'alumnos', 'secundaria', 'educativa', 'escolar', 'docentes']</text:p>
          </table:table-cell>
          <table:table-cell office:value-type="string" calcext:value-type="string">
            <text:p>['atencin l la personera de acoge y apoya con responsabilidad las decisiones del seor presidente de la repblica de suspender las clases en instituciones educativas universidades y centros de formacin en todo el pas portusderechosmscerca', 'i m at facultad de derecho universidad nacional de in ', 'i m at universidad del sin in ']</text:p>
          </table:table-cell>
          <table:table-cell office:value-type="string" calcext:value-type="string">
            <text:p> Education &amp; University</text:p>
            <text:p>This is</text:p>
          </table:table-cell>
          <table:table-cell office:value-type="string" calcext:value-type="string">
            <text:p><text:s/>"Education &amp; Universities" Name(</text:p>
          </table:table-cell>
        </table:table-row>
        <table:table-row table:style-name="ro1">
          <table:table-cell office:value-type="float" office:value="10" calcext:value-type="float">
            <text:p>10</text:p>
          </table:table-cell>
          <table:table-cell office:value-type="float" office:value="78" calcext:value-type="float">
            <text:p>78</text:p>
          </table:table-cell>
          <table:table-cell table:style-name="ce4" office:value-type="string" calcext:value-type="string">
            <text:p>10_hotel_capital_suites_ciudad</text:p>
          </table:table-cell>
          <table:table-cell office:value-type="string" calcext:value-type="string">
            <text:p>['hotel', 'capital', 'suites', 'ciudad', 'central', 'hotels', 'eurobuilding', 'centro', 'located', 'departamento', 'city', 'hoteles', 'living', 'discover', 'around', 'away', 'sur', 'amp', 'visitando', 'metropolitana', 'norte', 'ubicado', 'municipalidad', 'night', 'bonito', 'sal', 'per', 'principal', 'semana', 'salud']</text:p>
          </table:table-cell>
          <table:table-cell office:value-type="string" calcext:value-type="string">
            <text:p>['hotel', 'hotels', 'hoteles', 'hotelreview', 'hotelconencanto', 'hotelnubesbar', 'latrepadora_hotel', 'huperhotel', 'visitando', 'plaza']</text:p>
          </table:table-cell>
          <table:table-cell office:value-type="string" calcext:value-type="string">
            <text:p>['hotel', 'capital', 'suites', 'ciudad', 'central', 'hotels', 'eurobuilding', 'located', 'hoteles', 'visitando']</text:p>
          </table:table-cell>
          <table:table-cell office:value-type="string" calcext:value-type="string">
            <text:p>['i m at plaza hotel in', 'i m at hotel in', 'i m at hotel in ']</text:p>
          </table:table-cell>
          <table:table-cell office:value-type="string" calcext:value-type="string">
            <text:p><text:s/>Central City Hotels &amp; Living</text:p>
          </table:table-cell>
          <table:table-cell office:value-type="string" calcext:value-type="string">
            <text:p><text:s/>"Hotel Discoveries around Central City"</text:p>
          </table:table-cell>
        </table:table-row>
        <table:table-row table:style-name="ro1">
          <table:table-cell office:value-type="float" office:value="11" calcext:value-type="float">
            <text:p>11</text:p>
          </table:table-cell>
          <table:table-cell office:value-type="float" office:value="60" calcext:value-type="float">
            <text:p>60</text:p>
          </table:table-cell>
          <table:table-cell table:style-name="ce9" office:value-type="string" calcext:value-type="string">
            <text:p>11_mujeres_mujer_feminista_activista</text:p>
          </table:table-cell>
          <table:table-cell office:value-type="string" calcext:value-type="string">
            <text:p>['mujeres', 'mujer', 'feminista', 'activista', 'lucha', 'gnero', 'cncer', 'da', 'feministas', 'women', 'internacional', 'trans', 'mismas', 'mundo', 'igualdad', 'dos', 'regin', 'candidatas', 'karianny', 'feminist', 'mulheres', 'polticas', 'hora', 'blogger', 'feminismo', 'leer', 'ms', 'mama', 'registrada', 'futuras']</text:p>
          </table:table-cell>
          <table:table-cell office:value-type="string" calcext:value-type="string">
            <text:p>['feministas', 'feminista', 'feminist', 'mulheres', 'mujeres', 'feminismo', 'women', 'femenina', 'mujer', 'madres']</text:p>
          </table:table-cell>
          <table:table-cell office:value-type="string" calcext:value-type="string">
            <text:p>['mujeres', 'mujer', 'feminista', 'activista', 'feministas', 'feminist', 'mulheres', 'polticas', 'blogger', 'feminismo']</text:p>
          </table:table-cell>
          <table:table-cell office:value-type="string" calcext:value-type="string">
            <text:p>['se solidarizan mujeres biencon mujeres iranes ah pero cuando hay una lucha feminista en son las mismas que critican no me representan son fminazis no a las protestas miren como dejan las calles ninguna lucha se gan en las calles mis derechos me los gane yo ', 'como todos los aos hoy y el mundo se tien de rosa para apoyar a las mujeres que sufren o han sufrido cncer de mama un tumor que es el ms frecuente en las mujeres segn datos de la asociacin contra', 'votoporunamujer mujeres madres futuras madres abuelas esta en nuestras manos el futuro de nuestros hijos y nietos si somos mas del de mujeres en el digamos no al comunismo no al terrorismo las mujeres unidas por un per en democracia ']</text:p>
          </table:table-cell>
          <table:table-cell office:value-type="string" calcext:value-type="string">
            <text:p><text:s/>Women's Rights &amp; Feminism2</text:p>
          </table:table-cell>
          <table:table-cell office:value-type="string" calcext:value-type="string">
            <text:p><text:s/>#FeminismAndActivism</text:p>
          </table:table-cell>
        </table:table-row>
        <table:table-row table:style-name="ro2">
          <table:table-cell office:value-type="float" office:value="12" calcext:value-type="float">
            <text:p>12</text:p>
          </table:table-cell>
          <table:table-cell office:value-type="float" office:value="51" calcext:value-type="float">
            <text:p>51</text:p>
          </table:table-cell>
          <table:table-cell table:style-name="ce3" office:value-type="string" calcext:value-type="string">
            <text:p>12_running_fitness_gym_runner</text:p>
          </table:table-cell>
          <table:table-cell office:value-type="string" calcext:value-type="string">
            <text:p>['running', 'fitness', 'gym', 'runner', 'workout', 'entrenamiento', 'morgan', 'runningmotivation', 'fuxioncorazn', 'instarunners', 'run', 'listo', 'saludable', 'ejercicio', 'salud', 'ms', 'cardio', 'runninglife', 'triathlon', 'xauxasrunners', 'mightymindadinfinitum', 'crlh', 'encarei', 'cumplido', 'fuxion', 'nike', 'adidas', 'body', 'challenge', 'noite']</text:p>
          </table:table-cell>
          <table:table-cell office:value-type="string" calcext:value-type="string">
            <text:p>['runner', 'maratona', 'runninglife', 'runningmotivation', 'running', 'fitness', 'runningcommunity', 'run', 'fitnessmotivation', 'workout']</text:p>
          </table:table-cell>
          <table:table-cell office:value-type="string" calcext:value-type="string">
            <text:p>['running', 'fitness', 'gym', 'runner', 'workout', 'runningmotivation', 'ejercicio', 'cardio', 'runninglife', 'triathlon']</text:p>
          </table:table-cell>
          <table:table-cell office:value-type="string" calcext:value-type="string">
            <text:p>['ganadesdeadentro con cada entrenamiento cumplido junto a fmolestinae y vueltas en la prez perazo runner running run training prezperazo en ', '12k a c fuxion fuxioncorazn instarunners runner running runningcommunity runningmotivation runninglife en ', '10k a c fuxion fuxioncorazn instarunners runner runninglife running runningmotivation en ']</text:p>
          </table:table-cell>
          <table:table-cell office:value-type="string" calcext:value-type="string">
            <text:p><text:s/>Fitness &amp; Running Community</text:p>
          </table:table-cell>
          <table:table-cell office:value-type="string" calcext:value-type="string">
            <text:p> Fitness and Running Community</text:p>
            <text:p>This looks</text:p>
          </table:table-cell>
        </table:table-row>
        <table:table-row table:style-name="ro2">
          <table:table-cell office:value-type="float" office:value="13" calcext:value-type="float">
            <text:p>13</text:p>
          </table:table-cell>
          <table:table-cell office:value-type="float" office:value="51" calcext:value-type="float">
            <text:p>51</text:p>
          </table:table-cell>
          <table:table-cell table:style-name="ce6" office:value-type="string" calcext:value-type="string">
            <text:p>13_casos_confirmados_covid_19</text:p>
          </table:table-cell>
          <table:table-cell office:value-type="string" calcext:value-type="string">
            <text:p>['casos', 'confirmados', 'covid', '19', 'covid19', 'positivos', 'fallecidos', 'nuevos', 'total', 'delta', 'cifra', 'covid_19', 'noscuidamosentretodos', 'positividad', 'recuperados', 'quedateencasa', 'porcentaje', 'ltimas', 'variacin', 'confirm', 'datos', 'diaria', 'ocho', 'registra', 'qudateencasa', 'salud', 'pacientes', 'reporte', 'fuente', 'contagios']</text:p>
          </table:table-cell>
          <table:table-cell office:value-type="string" calcext:value-type="string">
            <text:p>['covid_19', 'covid19', 'covid', 'casos', 'confirmados', 'pruebas', 'caso', 'cuarentena', 'confirma', 'reporteprimicia']</text:p>
          </table:table-cell>
          <table:table-cell office:value-type="string" calcext:value-type="string">
            <text:p>['casos', 'confirmados', 'covid19', 'fallecidos', 'variacin', 'datos', 'qudateencasa', 'salud', 'pacientes', 'contagios']</text:p>
          </table:table-cell>
          <table:table-cell office:value-type="string" calcext:value-type="string">
            <text:p>[' sucumbios casos positivos confirmados de covid 19 variacin diaria de casos positivos confirmados fallecidos confirmados de covid 19 quedateencasa noscuidamosentretodos', ' guayas casos positivos confirmados de covid 19 variacin diaria de casos positivos confirmados fallecidos confirmados de covid 19 quedateencasa noscuidamosentretodos', ' suman nuevos casos de covid19 en departamentos del pas haciendo un total de casos confirmados hasta la fecha los nuevos casos confirmados son casos casos casos oruro casos beni casos fue un da difcil']</text:p>
          </table:table-cell>
          <table:table-cell office:value-type="string" calcext:value-type="string">
            <text:p> COVID-19 Daily Updates</text:p>
            <text:p>Explanation</text:p>
          </table:table-cell>
          <table:table-cell office:value-type="string" calcext:value-type="string">
            <text:p><text:s/>COVID-19 Statistics Update </text:p>
          </table:table-cell>
        </table:table-row>
        <table:table-row table:style-name="ro2">
          <table:table-cell office:value-type="float" office:value="14" calcext:value-type="float">
            <text:p>14</text:p>
          </table:table-cell>
          <table:table-cell office:value-type="float" office:value="51" calcext:value-type="float">
            <text:p>51</text:p>
          </table:table-cell>
          <table:table-cell table:style-name="ce3" office:value-type="string" calcext:value-type="string">
            <text:p>14_tt_convertirse_ocupando_posicin</text:p>
          </table:table-cell>
          <table:table-cell office:value-type="string" calcext:value-type="string">
            <text:p>['tt', 'convertirse', 'ocupando', 'posicin', 'acaba', 'trndnl', 'ms', 'guardiola', 'jacson', 'mpetu', 'gilbert', 'league', 'wwefastlane', 'levy', 'luciana', 'mcevoy', 'morelia', 'lacasaquenosdivide', '02mar', 'munder', 'violeta', 'nassib', 'neme', 'pita', 'preliminarrequesens', 'rapahel', 'silvestri', 'smith', 'urdesa', 'bach']</text:p>
          </table:table-cell>
          <table:table-cell office:value-type="string" calcext:value-type="string">
            <text:p>['tt', 'trndnl', 'jos', 'mpetu', 'convertirse', 'nassib', 'munder', 'miguel', 'tica', 'galo']</text:p>
          </table:table-cell>
          <table:table-cell office:value-type="string" calcext:value-type="string">
            <text:p>['tt', 'guardiola', 'wwefastlane', 'luciana', 'morelia', 'lacasaquenosdivide', 'violeta', 'nassib', 'preliminarrequesens', 'silvestri']</text:p>
          </table:table-cell>
          <table:table-cell office:value-type="string" calcext:value-type="string">
            <text:p>[' parque del este acaba de convertirse en tt ocupando la posicin en ms en', ' fueron acaba de convertirse en tt ocupando la posicin en ms en trndnl', ' acaba de convertirse en tt ocupando la posicin en ms en trndnl']</text:p>
          </table:table-cell>
          <table:table-cell office:value-type="string" calcext:value-type="string">
            <text:p> Soccer News &amp; Trends</text:p>
            <text:p>The</text:p>
          </table:table-cell>
          <table:table-cell office:value-type="string" calcext:value-type="string">
            <text:p><text:s/>"Sports &amp; Entertainment"</text:p>
          </table:table-cell>
        </table:table-row>
        <table:table-row table:style-name="ro2">
          <table:table-cell office:value-type="float" office:value="15" calcext:value-type="float">
            <text:p>15</text:p>
          </table:table-cell>
          <table:table-cell office:value-type="float" office:value="49" calcext:value-type="float">
            <text:p>49</text:p>
          </table:table-cell>
          <table:table-cell table:style-name="ce10" office:value-type="string" calcext:value-type="string">
            <text:p>15_incendio_bomberos_incendios_forestal</text:p>
          </table:table-cell>
          <table:table-cell office:value-type="string" calcext:value-type="string">
            <text:p>['incendio', 'bomberos', 'incendios', 'forestal', 'rescate', '10', 'pastizales', 'forestales', 'chilln', 'quema', 'voluntarios', 'unidades', 'empresa', 'fuego', 'norte', 'cuerpo', 'detected', 'atrapada', 'sentinel2', 'quisco', 'b5', 'ascensor', 'despacha', 'lugar', 'fire', 'helicpteros', 'focos', 'location', 'habitacin', 'concurre']</text:p>
          </table:table-cell>
          <table:table-cell office:value-type="string" calcext:value-type="string">
            <text:p>['bomberos', 'incendios', 'incendio', 'fuego', 'fire', 'quema', 'forestal', 'forestales', 'emergenciascbs', 'emergenciasuble']</text:p>
          </table:table-cell>
          <table:table-cell office:value-type="string" calcext:value-type="string">
            <text:p>['incendio', 'bomberos', 'incendios', 'rescate', 'forestales', 'fuego', 'quisco', 'ascensor', 'fire', 'location']</text:p>
          </table:table-cell>
          <table:table-cell office:value-type="string" calcext:value-type="string">
            <text:p>['incendio forestal en varias unidades combaten el incendio en la base naval norte', 'bomberos y vecinos trabajan para controlar incendio en sector de la comuna de', 'incendio de pastizales rotonda concurre bomberos en ']</text:p>
          </table:table-cell>
          <table:table-cell office:value-type="string" calcext:value-type="string">
            <text:p> Forest Fire Rescue</text:p>
            <text:p>Make sure that</text:p>
          </table:table-cell>
          <table:table-cell office:value-type="string" calcext:value-type="string">
            <text:p> Wildfires and Rescue Efforts</text:p>
            <text:p/>
          </table:table-cell>
        </table:table-row>
        <table:table-row table:style-name="ro1">
          <table:table-cell office:value-type="float" office:value="16" calcext:value-type="float">
            <text:p>16</text:p>
          </table:table-cell>
          <table:table-cell office:value-type="float" office:value="47" calcext:value-type="float">
            <text:p>47</text:p>
          </table:table-cell>
          <table:table-cell table:style-name="ce3" office:value-type="string" calcext:value-type="string">
            <text:p>16_whatsapp_envo_pedidos_directo</text:p>
          </table:table-cell>
          <table:table-cell office:value-type="string" calcext:value-type="string">
            <text:p>['whatsapp', 'envo', 'pedidos', 'directo', 'giuliano', 'sexshop', 'ignacio', 'novedades', 'informacin', 'oferta', 'familiar', 'sexshopplaceressecretos', 'computacin', 'sextoys', 'mnes', 'jugueteseroticos', '4769793', 'precios', 'comercial', 'tallas', 'santacruzdelasierra', 'sexo', 'incluye', 'banco', 'misiones', 'tcnico', 'delivery', 'servicio', 'frente', 'domicilio']</text:p>
          </table:table-cell>
          <table:table-cell office:value-type="string" calcext:value-type="string">
            <text:p>['whatsapp', 'tiendaropa', 'comercial', 'sexshopplaceressecretos', 'santacruzdelasierra', 'santacruzbolivia', 'banco', 'oferta', 'disponibles', 'pronostica']</text:p>
          </table:table-cell>
          <table:table-cell office:value-type="string" calcext:value-type="string">
            <text:p>['whatsapp', 'sexshop', 'sexshopplaceressecretos', 'sextoys', 'jugueteseroticos', '4769793', 'precios', 'santacruzdelasierra', 'sexo', 'delivery']</text:p>
          </table:table-cell>
          <table:table-cell office:value-type="string" calcext:value-type="string">
            <text:p>['ms info en o por whatsapp al en centro montevideo ', 'giuliano comercial whatsapp frente al banco familiar y en ', 'oferta mil gs giuliano comercial whatsapp frente al banco familiar misiones en mnes ']</text:p>
          </table:table-cell>
          <table:table-cell office:value-type="string" calcext:value-type="string">
            <text:p><text:s/>"Online Sex Shop Deals"</text:p>
          </table:table-cell>
          <table:table-cell office:value-type="string" calcext:value-type="string">
            <text:p><text:s/>"Online Sex Toy Retailer Promotions &amp;</text:p>
          </table:table-cell>
        </table:table-row>
        <table:table-row table:style-name="ro2">
          <table:table-cell office:value-type="float" office:value="17" calcext:value-type="float">
            <text:p>17</text:p>
          </table:table-cell>
          <table:table-cell office:value-type="float" office:value="45" calcext:value-type="float">
            <text:p>45</text:p>
          </table:table-cell>
          <table:table-cell table:style-name="ce10" office:value-type="string" calcext:value-type="string">
            <text:p>17_earthquake_km_sismo_utc</text:p>
          </table:table-cell>
          <table:table-cell office:value-type="string" calcext:value-type="string">
            <text:p>['earthquake', 'km', 'sismo', 'utc', 'temblor', 'm4', 'reports', 'felt', 'usgs', 'ago', 'min', 'sinti', '11', 'fuerte', 'magnitud', '21', '20', 'm3', 'epicentro', 'profundidad', '32', '24', '18', 'sismos', 'strikes', 'geofsico', '43', 'sw', 'wsw', 'report']</text:p>
          </table:table-cell>
          <table:table-cell office:value-type="string" calcext:value-type="string">
            <text:p>['earthquake', 'sismo', 'quake', 'sismos', 'usgs', 'kilmetros', 'km', 'm4', 'temblor', 'geologo']</text:p>
          </table:table-cell>
          <table:table-cell office:value-type="string" calcext:value-type="string">
            <text:p>['earthquake', 'km', 'sismo', 'temblor', 'reports', 'usgs', 'magnitud', 'sismos', 'geofsico', 'wsw']</text:p>
          </table:table-cell>
          <table:table-cell office:value-type="string" calcext:value-type="string">
            <text:p>['temblor earthquake m 26 utc 24 18 km felt to km twitter ', 'usgs reports a m4 1 earthquake km sw of on 24 21 50 11 utc earthquake', 'usgs reports a m4 4 earthquake km wsw of on 10 20 00 11 utc earthquake']</text:p>
          </table:table-cell>
          <table:table-cell office:value-type="string" calcext:value-type="string">
            <text:p><text:s/>Earthquake reports &amp; measurementsHow</text:p>
          </table:table-cell>
          <table:table-cell office:value-type="string" calcext:value-type="string">
            <text:p> "Earthquake Reports"</text:p>
            <text:p>Do</text:p>
          </table:table-cell>
        </table:table-row>
        <table:table-row table:style-name="ro2">
          <table:table-cell office:value-type="float" office:value="18" calcext:value-type="float">
            <text:p>18</text:p>
          </table:table-cell>
          <table:table-cell office:value-type="float" office:value="40" calcext:value-type="float">
            <text:p>40</text:p>
          </table:table-cell>
          <table:table-cell table:style-name="ce3" office:value-type="string" calcext:value-type="string">
            <text:p>18_libro_libros_lectura_cultura</text:p>
          </table:table-cell>
          <table:table-cell office:value-type="string" calcext:value-type="string">
            <text:p>['libro', 'libros', 'lectura', 'cultura', 'leer', 'megustaleer', 'librera', 'adquirir', 'bibliotecas', 'ejemplares', 'gimenez', 'comprar', 'libreras', 'book', 'etc', 'independientes', 'tambin', 'autor', 'pas', 'festival', 'envos', 'colegio', 'honor', 'pblicas', 'saludos', 'feria', 'municipal', 'cuento', 'obra', 'llama']</text:p>
          </table:table-cell>
          <table:table-cell office:value-type="string" calcext:value-type="string">
            <text:p>['lecturadecuarentena', 'lecturas', 'leitura', 'lectura', 'libro', 'librito', 'literarias', 'reading', 'libros', 'feriadellibro']</text:p>
          </table:table-cell>
          <table:table-cell office:value-type="string" calcext:value-type="string">
            <text:p>['libros', 'lectura', 'cultura', 'megustaleer', 'librera', 'gimenez', 'libreras', 'tambin', 'pblicas', 'feria']</text:p>
          </table:table-cell>
          <table:table-cell office:value-type="string" calcext:value-type="string">
            <text:p>['un honor haber recibido hoy el reciente libro de jc faidutti donde narra la experiencia de haber compartido su hogar con elprofetavelasco ibarra 5 veces presidente del una lectura amena q devela el lado ms ntimo d quien domin la escena poltica del pas x medio siglo', 'alba desde nuestra pgina de facebook qu libro leo nos cuenta que est leyendo tu no matars de julia navarro megustaleer libros leer megustaleer quelibroleo leoycomparto ', 'ayuda mis hermanos as qu es lo ms adecuado leer un libro diferente cada da leer un solo libro todos los das hasta terminarlo saludos desde']</text:p>
          </table:table-cell>
          <table:table-cell office:value-type="string" calcext:value-type="string">
            <text:p> Book Festival &amp; Culture</text:p>
            <text:p>This has</text:p>
          </table:table-cell>
          <table:table-cell office:value-type="string" calcext:value-type="string">
            <text:p><text:s/>Book Festival or Literary Event</text:p>
          </table:table-cell>
        </table:table-row>
        <table:table-row table:style-name="ro2">
          <table:table-cell office:value-type="float" office:value="19" calcext:value-type="float">
            <text:p>19</text:p>
          </table:table-cell>
          <table:table-cell office:value-type="float" office:value="36" calcext:value-type="float">
            <text:p>36</text:p>
          </table:table-cell>
          <table:table-cell table:style-name="ce3" office:value-type="string" calcext:value-type="string">
            <text:p>19_bicicleta_bicicletas_ciclismo_r4</text:p>
          </table:table-cell>
          <table:table-cell office:value-type="string" calcext:value-type="string">
            <text:p>['bicicleta', 'bicicletas', 'ciclismo', 'r4', 'ciclova', 'licencia', 'moto', 'ciclista', 'bikers', 'ciclistas', 'pedaleando', 'balin', 'pedaleda', 'bmx', 'haraganes', 'enduro', 'pedal', 'cycling', 'peatones', 'huila', 'trmite', 'andar', 'motos', 'dientes', 'juvenil', 'cuarta', 'categora', 'lago', 'primera', 'sueo']</text:p>
          </table:table-cell>
          <table:table-cell office:value-type="string" calcext:value-type="string">
            <text:p>['ciclismo', 'ciclomarchaconce', 'ciclista', 'pedaleando', 'bicicleta', 'cycling', 'motociclismo', 'ciclistas', 'bicicletas', 'pedalistas']</text:p>
          </table:table-cell>
          <table:table-cell office:value-type="string" calcext:value-type="string">
            <text:p>['bicicleta', 'bicicletas', 'ciclismo', 'licencia', 'ciclista', 'bikers', 'ciclistas', 'pedaleando', 'pedaleda', 'cycling']</text:p>
          </table:table-cell>
          <table:table-cell office:value-type="string" calcext:value-type="string">
            <text:p>['impresin de licencia para motocicletas de cualquier cilindraje categora a2 trmite para obtener licencia de conduccin primera vez para personas de jamund y alrededores somos tu gua en todo el trmite licencia conduccion pase autoescuela transito moto ', 'sonqocalivalle2021 bmx kingman koochoy culmin su participacin en ciclismo bmx de los i juegos panamericanos junior cali valle r4 1 r4 2 r4 3 semi general gracias por el esfuerzo vamos ', 'y si se promueve el uso de la bicicleta en cuando volvern la ciclova de la av arequipa exclusiva para bicicletas ahora es solo la mitad ciclova para bicicletas y veredas laterales para peatones sera lgico no ']</text:p>
          </table:table-cell>
          <table:table-cell office:value-type="string" calcext:value-type="string">
            <text:p> Cycling &amp; Motorbiking</text:p>
            <text:p>This</text:p>
          </table:table-cell>
          <table:table-cell office:value-type="string" calcext:value-type="string">
            <text:p> Cycling Culture</text:p>
            <text:p>Explanation: The main</text:p>
          </table:table-cell>
        </table:table-row>
        <table:table-row table:style-name="ro1">
          <table:table-cell office:value-type="float" office:value="20" calcext:value-type="float">
            <text:p>20</text:p>
          </table:table-cell>
          <table:table-cell office:value-type="float" office:value="36" calcext:value-type="float">
            <text:p>36</text:p>
          </table:table-cell>
          <table:table-cell table:style-name="ce9" office:value-type="string" calcext:value-type="string">
            <text:p>20_narco_drogas_narcotrfico_narcotrafico</text:p>
          </table:table-cell>
          <table:table-cell office:value-type="string" calcext:value-type="string">
            <text:p>['narco', 'drogas', 'narcotrfico', 'narcotrafico', 'droga', 'mxico', 'nas', 'marihuana', 'cartel', 'uma', 'solto', 'criminal', 'liberdade', 'maconha', 'carteles', 'bons', 'legalizada', 'cocana', 'com', 'personalizados', 'traficantes', 'evite', 'col', 'transportistas', 'haciendo', 'onde', 'hecha', 'pases', 'coca', 'conocen']</text:p>
          </table:table-cell>
          <table:table-cell office:value-type="string" calcext:value-type="string">
            <text:p>['narcotrfico', 'narcotrafico', 'traficantes', 'narcoacuerdo', 'narco', 'cocana', 'narcojusticia', 'droga', 'narxos', 'coca']</text:p>
          </table:table-cell>
          <table:table-cell office:value-type="string" calcext:value-type="string">
            <text:p>['narco', 'drogas', 'narcotrfico', 'narcotrafico', 'mxico', 'marihuana', 'maconha', 'legalizada', 'cocana', 'traficantes']</text:p>
          </table:table-cell>
          <table:table-cell office:value-type="string" calcext:value-type="string">
            <text:p>['y su padre decidi traicinar a y negociar el no q gano plesbicito con nobelbretch pirq al igual q mafistrados cartel toga narcojusticia farc hecha ley hecha la trampa col dijo no a ilegal criminal narcoacuerdo hab farcsa su padre es un traidor vendio col', 'a coca uma folha sagrada companheira de longa data nas lutas indgenas com liberdade e dignidade uma planta medicinal e legalizada na e por isso fcil encontrar diversos produtos com a coca desde chs bolos e at pasta dental ', 'estudei em particular tradicional aqui do onde rolava solto no diretrio e nas salas estratgicas falcia que nas pblicas droga come solto e nas demais h reunies quase eclesisticas entre os discentes rs uso e defendo a liberdade de quem d um ']</text:p>
          </table:table-cell>
          <table:table-cell office:value-type="string" calcext:value-type="string">
            <text:p><text:s/>"Drugs, Cartels &amp; Legal</text:p>
          </table:table-cell>
          <table:table-cell office:value-type="string" calcext:value-type="string">
            <text:p><text:s/>Drug Trafficking and Legalization Discussion</text:p>
          </table:table-cell>
        </table:table-row>
        <table:table-row table:style-name="ro1">
          <table:table-cell office:value-type="float" office:value="21" calcext:value-type="float">
            <text:p>21</text:p>
          </table:table-cell>
          <table:table-cell office:value-type="float" office:value="35" calcext:value-type="float">
            <text:p>35</text:p>
          </table:table-cell>
          <table:table-cell table:style-name="ce11" office:value-type="string" calcext:value-type="string">
            <text:p>21_perros_dogs_perro_dog</text:p>
          </table:table-cell>
          <table:table-cell office:value-type="string" calcext:value-type="string">
            <text:p>['perros', 'dogs', 'perro', 'dog', 'perdi', 'perrito', 'animales', 'necesitan', 'tita', 'perrita', 'cookie', 'perritos', 'cachorro', 'galletas', 'abandonado', 'urgente', 'mascota', 'clnica', 'favor', 'familia', 'casa', 'barrio', 'triste', 'love', 'qu', 'desee', 'pantera', 'desaprovecha', 'penelope', 'djanos']</text:p>
          </table:table-cell>
          <table:table-cell office:value-type="string" calcext:value-type="string">
            <text:p>['perrito', 'perritos', 'mascota', 'cachorro', 'poodle', 'perri', 'perro', 'pets', 'dog', 'perros']</text:p>
          </table:table-cell>
          <table:table-cell office:value-type="string" calcext:value-type="string">
            <text:p>['perros', 'dogs', 'perro', 'dog', 'perrito', 'perritos', 'cachorro', 'galletas', 'mascota', 'familia']</text:p>
          </table:table-cell>
          <table:table-cell office:value-type="string" calcext:value-type="string">
            <text:p>['cookie cocker cookie perro mascota dog foto photography blancoynegro blackandwhite inlove ella en ', 'chuta es la clnica del dr vergara all van mis perros cuando vamos a voy a averiguar qu cresta pas hace ms de aos q atiendo a mis animales all qu triste ', 'queran que se muestre todo nove jajajaja perros paraguayo prensa news dogs teleferico en ']</text:p>
          </table:table-cell>
          <table:table-cell office:value-type="string" calcext:value-type="string">
            <text:p><text:s/>"Lost &amp; Adoptable Dogs"</text:p>
          </table:table-cell>
          <table:table-cell office:value-type="string" calcext:value-type="string">
            <text:p><text:s/>"Animal Rescue &amp; Adoption"</text:p>
          </table:table-cell>
        </table:table-row>
        <table:table-row table:style-name="ro2">
          <table:table-cell office:value-type="float" office:value="22" calcext:value-type="float">
            <text:p>22</text:p>
          </table:table-cell>
          <table:table-cell office:value-type="float" office:value="34" calcext:value-type="float">
            <text:p>34</text:p>
          </table:table-cell>
          <table:table-cell table:style-name="ce9" office:value-type="string" calcext:value-type="string">
            <text:p>22_bandera_nacional_smbolo_patuju</text:p>
          </table:table-cell>
          <table:table-cell office:value-type="string" calcext:value-type="string">
            <text:p>['bandera', 'nacional', 'smbolo', 'patuju', 'independencia', 'lucha', 'celebra', 'himno', 'orgullo', 'patrio', 'provida', 'tricolor', 'feliz', 'rincn', 'sienten', 'colonia', 'flor', 'celebramos', 'hace', 'hoy', 'ah', 'batalla', 'indgena', 'da', 'representa', 'ver', 'hermosa', 'seguimos', 'total', 'pionera']</text:p>
          </table:table-cell>
          <table:table-cell office:value-type="string" calcext:value-type="string">
            <text:p>['bandera', 'patrio', 'celebramos', 'celebra', 'orgullo', 'patria', 'nacional', 'patuju', 'vernos', 'celebraron']</text:p>
          </table:table-cell>
          <table:table-cell office:value-type="string" calcext:value-type="string">
            <text:p>['bandera', 'nacional', 'patuju', 'independencia', 'orgullo', 'patrio', 'tricolor', 'celebramos', 'batalla', 'pionera']</text:p>
          </table:table-cell>
          <table:table-cell office:value-type="string" calcext:value-type="string">
            <text:p>['que hace la bandera de ah ', 'historico hoy se incorpora la bandera flor de patuju la bandera de la que representa al occidente la bandera de la flor del patuju que representa al y nuestra hermosa bandera de libre hace todo bien', 'feliz da de la bandera nacional']</text:p>
          </table:table-cell>
          <table:table-cell office:value-type="string" calcext:value-type="string">
            <text:p> National Pride Symbols</text:p>
            <text:p>Can you</text:p>
          </table:table-cell>
          <table:table-cell office:value-type="string" calcext:value-type="string">
            <text:p> National Pride Celebrationread more »</text:p>
            <text:p/>
          </table:table-cell>
        </table:table-row>
        <table:table-row table:style-name="ro1">
          <table:table-cell office:value-type="float" office:value="23" calcext:value-type="float">
            <text:p>23</text:p>
          </table:table-cell>
          <table:table-cell office:value-type="float" office:value="31" calcext:value-type="float">
            <text:p>31</text:p>
          </table:table-cell>
          <table:table-cell table:style-name="ce12" office:value-type="string" calcext:value-type="string">
            <text:p>23_empresarial_emprendimiento_emprendedores_empleo</text:p>
          </table:table-cell>
          <table:table-cell office:value-type="string" calcext:value-type="string">
            <text:p>['empresarial', 'emprendimiento', 'emprendedores', 'empleo', 'crecimiento', 'valor', 'ocp', 'empresas', 'negocios', 'ecommerce', 'dan', 'experiencia', 'interno', 'colaboradores', 'necesita', 'gerente', 'empresarios', 'formacin', 'mejor', 'encanta', 'negocio', 'ms', 'cambiar', 'hrs', 'oportunidad', 'desarrollo', 'empresa', 'travs', 'amp', 'informacin']</text:p>
          </table:table-cell>
          <table:table-cell office:value-type="string" calcext:value-type="string">
            <text:p>['emprendedorpontelaspilasok', 'emprendedorlastima', 'emprendedores', 'emprendimiento', 'empresarios', 'empresarial', 'negociosdigitales', 'negociosdesdecasa', 'empresas', 'empresa']</text:p>
          </table:table-cell>
          <table:table-cell office:value-type="string" calcext:value-type="string">
            <text:p>['empresarial', 'emprendimiento', 'emprendedores', 'empleo', 'empresas', 'negocios', 'ecommerce', 'gerente', 'empresarios', 'negocio']</text:p>
          </table:table-cell>
          <table:table-cell office:value-type="string" calcext:value-type="string">
            <text:p>['somos nodusbrandcoworking una nueva forma de espacio y trabajo colaborativo que fomenta el crecimiento personal y empresarial mientras haces negocios y generas las mejores oportunidades a travs del networking estamos en tulugardecrecimiento', 'estimado no hay empleo pero si emprendimiento por favor su gentil rt de venta cobertores nicos modelos informacin adicional mensaje interno o carlos_ulloap com emprendimiento saludos ', 'pagalofacil llegar muy pronto para cambiar toda tu experiencia de hacer las compras y conectarte al futuro espralo 18may metodosdepago ecommerce tecnologia emprendimiento emprendedores negocio oportunidad']</text:p>
          </table:table-cell>
          <table:table-cell office:value-type="string" calcext:value-type="string">
            <text:p><text:s/>"Business Growth &amp; Entrepreneurial Opportunities"</text:p>
          </table:table-cell>
          <table:table-cell office:value-type="string" calcext:value-type="string">
            <text:p><text:s/>Business Growth &amp; Entrepreneurship This is likely</text:p>
          </table:table-cell>
        </table:table-row>
        <table:table-row table:style-name="ro1">
          <table:table-cell table:number-columns-repeated="9"/>
        </table:table-row>
        <table:table-row table:style-name="ro1">
          <table:table-cell office:value-type="string" calcext:value-type="string">
            <text:p>tot</text:p>
          </table:table-cell>
          <table:table-cell table:formula="of:=SUM([.B2:.B26])" office:value-type="float" office:value="14947" calcext:value-type="float">
            <text:p>14947</text:p>
          </table:table-cell>
          <table:table-cell table:number-columns-repeated="7"/>
        </table:table-row>
        <table:table-row table:style-name="ro1" table:number-rows-repeated="2">
          <table:table-cell table:number-columns-repeated="9"/>
        </table:table-row>
        <table:table-row table:style-name="ro1">
          <table:table-cell table:number-columns-repeated="2"/>
          <table:table-cell office:value-type="string" calcext:value-type="string">
            <text:p>no topic</text:p>
          </table:table-cell>
          <table:table-cell table:formula="of:=([.B2]/[.B28])" office:value-type="float" office:value="0.526192546999398" calcext:value-type="float">
            <text:p>0.526192546999398</text:p>
          </table:table-cell>
          <table:table-cell table:number-columns-repeated="5"/>
        </table:table-row>
        <table:table-row table:style-name="ro1">
          <table:table-cell table:number-columns-repeated="2"/>
          <table:table-cell table:style-name="ce1" office:value-type="string" calcext:value-type="string">
            <text:p>family and celebrations</text:p>
          </table:table-cell>
          <table:table-cell table:formula="of:=([.B3]/[.B28])" office:value-type="float" office:value="0.105706830802168" calcext:value-type="float">
            <text:p>0.105706830802168</text:p>
          </table:table-cell>
          <table:table-cell table:number-columns-repeated="5"/>
        </table:table-row>
        <table:table-row table:style-name="ro1">
          <table:table-cell table:number-columns-repeated="2"/>
          <table:table-cell table:style-name="ce2" office:value-type="string" calcext:value-type="string">
            <text:p>politics/society</text:p>
          </table:table-cell>
          <table:table-cell table:formula="of:=SUM([.B23];[.B4];[.B12];[.B14];[.B25])/[.B28]" office:value-type="float" office:value="0.111125978457215" calcext:value-type="float">
            <text:p>0.111125978457215</text:p>
          </table:table-cell>
          <table:table-cell table:number-columns-repeated="5"/>
        </table:table-row>
        <table:table-row table:style-name="ro1">
          <table:table-cell table:number-columns-repeated="2"/>
          <table:table-cell table:style-name="ce3" office:value-type="string" calcext:value-type="string">
            <text:p>sport/musicfree time</text:p>
          </table:table-cell>
          <table:table-cell table:formula="of:=SUM([.B5];[.B15];[.B17];[.B19];[.B21];[.B22])/[.B28]" office:value-type="float" office:value="0.091188867331237" calcext:value-type="float">
            <text:p>0.091188867331237</text:p>
          </table:table-cell>
          <table:table-cell table:number-columns-repeated="5"/>
        </table:table-row>
        <table:table-row table:style-name="ro1">
          <table:table-cell table:number-columns-repeated="2"/>
          <table:table-cell table:style-name="ce4" office:value-type="string" calcext:value-type="string">
            <text:p>travelling</text:p>
          </table:table-cell>
          <table:table-cell table:formula="of:=SUM([.B6];[.B13])/[.B28]" office:value-type="float" office:value="0.041078477286412" calcext:value-type="float">
            <text:p>0.041078477286412</text:p>
          </table:table-cell>
          <table:table-cell table:number-columns-repeated="5"/>
        </table:table-row>
        <table:table-row table:style-name="ro1">
          <table:table-cell table:number-columns-repeated="2"/>
          <table:table-cell table:style-name="ce5" office:value-type="string" calcext:value-type="string">
            <text:p>food/drink</text:p>
          </table:table-cell>
          <table:table-cell table:formula="of:=[.B7]/[.B28]" office:value-type="float" office:value="0.0292366361142704" calcext:value-type="float">
            <text:p>0.0292366361142704</text:p>
          </table:table-cell>
          <table:table-cell table:number-columns-repeated="5"/>
        </table:table-row>
        <table:table-row table:style-name="ro1">
          <table:table-cell table:number-columns-repeated="2"/>
          <table:table-cell table:style-name="ce6" office:value-type="string" calcext:value-type="string">
            <text:p>coronavirus/vaccines/health</text:p>
          </table:table-cell>
          <table:table-cell table:formula="of:=SUM([.B8];[.B16])/[.B28]" office:value-type="float" office:value="0.0305077942061952" calcext:value-type="float">
            <text:p>0.0305077942061952</text:p>
          </table:table-cell>
          <table:table-cell table:number-columns-repeated="5"/>
        </table:table-row>
        <table:table-row table:style-name="ro1">
          <table:table-cell table:number-columns-repeated="2"/>
          <table:table-cell table:style-name="ce7" office:value-type="string" calcext:value-type="string">
            <text:p>transportation</text:p>
          </table:table-cell>
          <table:table-cell table:formula="of:=[.B9]/[.B28]" office:value-type="float" office:value="0.0222118150799492" calcext:value-type="float">
            <text:p>0.0222118150799492</text:p>
          </table:table-cell>
          <table:table-cell table:number-columns-repeated="5"/>
        </table:table-row>
        <table:table-row table:style-name="ro1">
          <table:table-cell table:number-columns-repeated="2"/>
          <table:table-cell table:style-name="ce8" office:value-type="string" calcext:value-type="string">
            <text:p>post photo</text:p>
          </table:table-cell>
          <table:table-cell table:formula="of:=[.B10]/[.B28]" office:value-type="float" office:value="0.0221449120224794" calcext:value-type="float">
            <text:p>0.0221449120224794</text:p>
          </table:table-cell>
          <table:table-cell table:number-columns-repeated="5"/>
        </table:table-row>
        <table:table-row table:style-name="ro1">
          <table:table-cell table:number-columns-repeated="2"/>
          <table:table-cell table:style-name="ce10" office:value-type="string" calcext:value-type="string">
            <text:p>nature/weather/natiral disaster</text:p>
          </table:table-cell>
          <table:table-cell table:formula="of:=SUM([.B18];[.B20])/[.B28]" office:value-type="float" office:value="0.00628888740215428" calcext:value-type="float">
            <text:p>0.00628888740215428</text:p>
          </table:table-cell>
          <table:table-cell table:number-columns-repeated="5"/>
        </table:table-row>
        <table:table-row table:style-name="ro1">
          <table:table-cell table:number-columns-repeated="2"/>
          <table:table-cell table:style-name="ce13" office:value-type="string" calcext:value-type="string">
            <text:p>animals</text:p>
          </table:table-cell>
          <table:table-cell table:formula="of:=[.B24]/[.B28]" office:value-type="float" office:value="0.00234160701144042" calcext:value-type="float">
            <text:p>0.00234160701144042</text:p>
          </table:table-cell>
          <table:table-cell table:number-columns-repeated="5"/>
        </table:table-row>
        <table:table-row table:style-name="ro1">
          <table:table-cell table:number-columns-repeated="2"/>
          <table:table-cell table:style-name="ce14" office:value-type="string" calcext:value-type="string">
            <text:p>economy</text:p>
          </table:table-cell>
          <table:table-cell table:formula="of:=[.B26]/[.B28]" office:value-type="float" office:value="0.00207399478156152" calcext:value-type="float">
            <text:p>0.00207399478156152</text:p>
          </table:table-cell>
          <table:table-cell table:number-columns-repeated="5"/>
        </table:table-row>
        <table:table-row table:style-name="ro1">
          <table:table-cell table:number-columns-repeated="2"/>
          <table:table-cell office:value-type="string" calcext:value-type="string">
            <text:p>others</text:p>
          </table:table-cell>
          <table:table-cell table:formula="of:=[.B11]/[.B28]" office:value-type="float" office:value="0.0099016525055195" calcext:value-type="float">
            <text:p>0.0099016525055195</text:p>
          </table:table-cell>
          <table:table-cell table:number-columns-repeated="5"/>
        </table:table-row>
        <table:table-row table:style-name="ro1">
          <table:table-cell table:number-columns-repeated="9"/>
        </table:table-row>
        <table:table-row table:style-name="ro1">
          <table:table-cell table:number-columns-repeated="3"/>
          <table:table-cell table:formula="of:=SUM([.D31:.D43])" office:value-type="float" office:value="1" calcext:value-type="float">
            <text:p>1</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04T16:50:52.270456624</dc:date>
    <meta:editing-duration>PT16M12S</meta:editing-duration>
    <meta:editing-cycles>2</meta:editing-cycles>
    <meta:generator>LibreOffice/7.3.7.2$Linux_X86_64 LibreOffice_project/30$Build-2</meta:generator>
    <meta:document-statistic meta:table-count="1" meta:cell-count="263" meta:object-count="0"/>
  </office:meta>
</office:document-meta>
</file>